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5800000C500EDFCD10.jpg" manifest:media-type="image/jpeg"/>
  <manifest:file-entry manifest:full-path="Pictures/100000000000085C00000BC4F8E3FF40.jpg" manifest:media-type="image/jpeg"/>
  <manifest:file-entry manifest:full-path="Pictures/100000000000082000000B64256F2325.jpg" manifest:media-type="image/jpeg"/>
  <manifest:file-entry manifest:full-path="Pictures/100000000000086400000BAC4BA6FFC1.jpg" manifest:media-type="image/jpeg"/>
  <manifest:file-entry manifest:full-path="Pictures/10000000000007C800000A9C33C56371.jpg" manifest:media-type="image/jpeg"/>
  <manifest:file-entry manifest:full-path="Pictures/100000000000079400000A18E4D9D2F8.jpg" manifest:media-type="image/jpeg"/>
  <manifest:file-entry manifest:full-path="Pictures/10000000000002D500000045CE196A28.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2" style:family="graphic" style:parent-style-name="standard">
      <style:graphic-properties draw:stroke="solid" svg:stroke-width="0.052cm" svg:stroke-color="#004de6" draw:stroke-linejoin="round" svg:stroke-linecap="round" draw:fill="none" fo:padding-top="0.026cm" fo:padding-bottom="0.026cm" fo:padding-left="0.026cm" fo:padding-right="0.026cm" loext:decorative="false"/>
    </style:style>
    <style:style style:name="gr3" style:family="graphic" style:parent-style-name="standard">
      <style:graphic-properties draw:stroke="none" svg:stroke-color="#3465a4" draw:fill="none" draw:fill-color="#729fcf" draw:textarea-horizontal-align="left" draw:textarea-vertical-align="top" draw:auto-grow-height="true" draw:auto-grow-width="true" fo:min-height="0cm" fo:min-width="0cm" fo:padding-top="0cm" fo:padding-bottom="0cm" fo:padding-left="0cm" fo:padding-right="0cm" style:mirror="none" loext:decorative="false"/>
    </style:style>
    <style:style style:name="gr4" style:family="graphic" style:parent-style-name="standard">
      <style:graphic-properties svg:stroke-color="#3465a4" draw:textarea-horizontal-align="justify" draw:textarea-vertical-align="middle" draw:auto-grow-height="false" fo:min-height="3.434cm" fo:min-width="1.182cm" loext:decorative="false"/>
    </style:style>
    <style:style style:name="gr5" style:family="graphic" style:parent-style-name="standard">
      <style:graphic-properties svg:stroke-color="#3465a4" draw:textarea-horizontal-align="justify" draw:textarea-vertical-align="middle" draw:auto-grow-height="false" fo:min-height="4.673cm" fo:min-width="1.126cm" loext:decorative="false"/>
    </style:style>
    <style:style style:name="gr6" style:family="graphic" style:parent-style-name="standard">
      <style:graphic-properties svg:stroke-color="#3465a4" draw:textarea-horizontal-align="justify" draw:textarea-vertical-align="middle" draw:auto-grow-height="false" fo:min-height="4.448cm" fo:min-width="1.069cm" loext:decorative="false"/>
    </style:style>
    <style:style style:name="gr7" style:family="graphic" style:parent-style-name="standard">
      <style:graphic-properties svg:stroke-color="#3465a4" draw:textarea-horizontal-align="justify" draw:textarea-vertical-align="middle" draw:auto-grow-height="false" fo:min-height="3.209cm" fo:min-width="1.182cm" loext:decorative="false"/>
    </style:style>
    <style:style style:name="gr8" style:family="graphic" style:parent-style-name="standard">
      <style:graphic-properties svg:stroke-color="#3465a4" draw:textarea-horizontal-align="justify" draw:textarea-vertical-align="middle" draw:auto-grow-height="false" fo:min-height="2.871cm" fo:min-width="1.352cm" loext:decorative="false"/>
    </style:style>
    <style:style style:name="gr9" style:family="graphic" style:parent-style-name="standard">
      <style:graphic-properties svg:stroke-color="#3465a4" draw:textarea-horizontal-align="justify" draw:textarea-vertical-align="middle" draw:auto-grow-height="false" fo:min-height="2.871cm" fo:min-width="1.295cm" loext:decorative="false"/>
    </style:style>
    <style:style style:name="gr10" style:family="graphic" style:parent-style-name="standard">
      <style:graphic-properties svg:stroke-color="#3465a4" draw:textarea-horizontal-align="justify" draw:textarea-vertical-align="middle" draw:auto-grow-height="false" fo:min-height="3.828cm" fo:min-width="0.901cm" loext:decorative="false"/>
    </style:style>
    <style:style style:name="gr11" style:family="graphic" style:parent-style-name="standard">
      <style:graphic-properties svg:stroke-color="#3465a4" draw:textarea-horizontal-align="justify" draw:textarea-vertical-align="middle" draw:auto-grow-height="false" fo:min-height="2.477cm" fo:min-width="0.844cm" loext:decorative="false"/>
    </style:style>
    <style:style style:name="gr12" style:family="graphic" style:parent-style-name="standard">
      <style:graphic-properties svg:stroke-color="#3465a4" draw:textarea-horizontal-align="justify" draw:textarea-vertical-align="middle" draw:auto-grow-height="false" fo:min-height="2.533cm" fo:min-width="1.126cm" loext:decorative="false"/>
    </style:style>
    <style:style style:name="gr13" style:family="graphic" style:parent-style-name="standard">
      <style:graphic-properties svg:stroke-color="#3465a4" draw:textarea-horizontal-align="justify" draw:textarea-vertical-align="middle" draw:auto-grow-height="false" fo:min-height="4.053cm" fo:min-width="1.069cm" loext:decorative="false"/>
    </style:style>
    <style:style style:name="gr14" style:family="graphic" style:parent-style-name="standard">
      <style:graphic-properties svg:stroke-color="#3465a4" draw:textarea-horizontal-align="justify" draw:textarea-vertical-align="middle" draw:auto-grow-height="false" fo:min-height="2.871cm" fo:min-width="1.182cm" loext:decorative="false"/>
    </style:style>
    <style:style style:name="gr15" style:family="graphic" style:parent-style-name="standard">
      <style:graphic-properties svg:stroke-color="#3465a4" draw:textarea-horizontal-align="justify" draw:textarea-vertical-align="middle" draw:auto-grow-height="false" fo:min-height="3.49cm" fo:min-width="1.07cm" loext:decorative="false"/>
    </style:style>
    <style:style style:name="gr16" style:family="graphic" style:parent-style-name="standard">
      <style:graphic-properties svg:stroke-color="#3465a4" draw:textarea-horizontal-align="justify" draw:textarea-vertical-align="middle" draw:auto-grow-height="false" fo:min-height="2.984cm" fo:min-width="1.07cm" loext:decorative="false"/>
    </style:style>
    <style:style style:name="P1" style:family="paragraph">
      <loext:graphic-properties draw:fill="none"/>
    </style:style>
    <style:style style:name="P2" style:family="paragraph">
      <loext:graphic-properties draw:fill="none" draw:fill-color="#729fcf"/>
    </style:style>
    <style:style style:name="P3" style:family="paragraph">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1" draw:layer="layout" svg:width="3.633cm" svg:height="0.317cm" svg:x="13.582cm" svg:y="29.034cm">
          <draw:image xlink:href="Pictures/10000000000002D500000045CE196A28.jpg" xlink:type="simple" xlink:show="embed" xlink:actuate="onLoad" draw:mime-type="image/jpeg">
            <text:p/>
          </draw:image>
        </draw:frame>
        <draw:path draw:style-name="gr2" draw:text-style-name="P1" draw:layer="layout" svg:width="0.48cm" svg:height="0.715cm" svg:x="1.905cm" svg:y="4.209cm" svg:viewBox="0 0 481 716" svg:d="M0 0c2 0 5 0 9 0 5 0 10 0 17 0 6 0 14 0 22 0s15 0 25 0 24-1 36 0c13 1 26 2 41 4 14 3 28 6 44 11 15 5 33 13 47 21 16 7 31 17 43 26 12 10 22 21 31 30s18 17 25 26c7 10 13 20 18 29 6 9 11 18 16 26s8 16 12 24c4 7 9 12 13 19 4 6 6 11 10 17 5 7 12 15 17 24 6 8 12 17 18 26 5 9 10 19 14 28 4 10 8 19 11 29 2 10 5 22 6 33 2 11 3 23 4 34s2 22 2 34c-1 12-3 25-4 37-2 12-4 25-7 36s-7 20-11 30c-3 9-7 17-11 26s-8 20-14 29-14 18-22 25-18 14-27 19c-9 6-19 8-29 13-11 5-23 11-35 17-11 5-23 11-35 15-13 5-26 9-40 13-13 3-27 6-39 9-13 2-24 4-37 5-12 1-25 0-38-2-12-2-26-5-37-9s-21-9-30-16-16-16-22-26c-5-10-10-22-13-35-4-14-6-28-7-43-2-16-3-32-3-49-1-17-1-35-1-52s1-34 1-50c1-16 2-31 2-45 1-14 0-26 2-38 1-13 3-26 6-39 2-13 7-26 11-40s8-30 12-44 8-29 11-43c3-13 5-26 8-39s5-27 10-40c4-12 11-26 18-37 7-12 16-22 23-31 8-8 19-18 23-21">
          <text:p/>
        </draw:path>
        <draw:path draw:style-name="gr2" draw:text-style-name="P1" draw:layer="layout" svg:width="1.112cm" svg:height="1.37cm" svg:x="1.892cm" svg:y="9.305cm" svg:viewBox="0 0 1113 1371" svg:d="M93 622c1 0 4 0 9 0 4 0 10 0 16 0 7 0 14 0 22 0 8 1 16 2 25 5 10 3 21 8 32 15s22 16 34 26c13 11 26 24 39 37 13 14 25 29 39 45 13 17 27 37 41 55 13 18 27 37 40 55 12 17 21 34 32 50 11 15 22 30 32 43 11 14 22 27 31 39 10 12 18 25 26 37 7 12 12 25 18 35 5 11 11 20 16 28 4 9 8 17 12 25 3 7 6 14 8 22 2 9 4 17 5 28 0 10 0 22-2 33-2 12-4 24-10 36s-15 24-26 35c-10 12-24 24-38 34-13 10-28 19-42 27-14 7-27 14-42 19-14 5-29 9-43 12s-28 4-41 6c-14 1-26 2-38 2-12 1-23 0-34 0s-21 0-31-1c-10 0-19-1-29-1-10-1-20-1-31-2-12-1-25-2-37-5-12-4-24-10-37-16-13-7-28-13-41-23s-27-21-35-36-13-32-13-54 3-47 14-77c10-30 25-64 47-102s49-79 83-125c34-45 74-97 118-146 45-49 97-100 148-150 50-49 101-99 154-148s111-99 164-146c53-46 106-91 154-132 49-42 94-83 133-118 38-34 82-74 98-89">
          <text:p/>
        </draw:path>
        <draw:path draw:style-name="gr2" draw:text-style-name="P1" draw:layer="layout" svg:width="0.644cm" svg:height="0.746cm" svg:x="1.53cm" svg:y="17.657cm" svg:viewBox="0 0 645 747" svg:d="M350 0c1 0 1 0 4 0 4 0 9 0 15 0 7 0 15-1 22 0 8 0 15 2 23 4 7 2 14 3 22 6 9 3 19 5 28 10s18 12 26 20c9 7 18 16 26 25 7 9 13 19 20 29s16 23 24 34c7 12 14 23 21 36s14 26 20 39c7 14 13 26 18 40 5 13 9 27 12 41 3 13 6 27 8 40 2 12 3 25 4 37 1 11 2 22 2 33 0 12 0 24 0 35 0 12 0 24 0 35-1 11 0 21-1 33-2 11-5 23-10 35-6 13-13 27-22 40s-21 28-33 41c-12 12-26 22-37 32-12 11-22 20-34 29-11 8-23 14-34 21-12 7-23 13-34 19-11 5-21 10-32 14-12 4-24 7-35 9-12 3-24 4-35 6-12 1-23 2-34 2-10 1-20 1-31 1s-23 1-34 0c-12-1-23-3-34-6-12-2-23-3-33-6s-18-7-27-11c-9-5-19-11-28-16s-20-9-28-16c-10-6-18-13-25-21-8-8-16-17-22-26-7-9-13-17-17-27-5-11-9-25-12-39-4-14-6-30-8-45s-3-31-4-46c0-14-1-29-1-42 0-14 0-27 0-39s1-23 1-34 1-21 1-31c0-11 0-23 1-33s3-19 5-28 3-18 7-26c3-9 9-17 15-25 6-7 13-14 21-20 8-5 17-8 25-14 10-5 19-12 29-17 10-6 21-12 33-17 11-5 23-10 34-13 12-4 24-7 34-10 10-2 23-4 28-5">
          <text:p/>
        </draw:path>
        <draw:path draw:style-name="gr2" draw:text-style-name="P1" draw:layer="layout" svg:width="0.734cm" svg:height="0.585cm" svg:x="1.703cm" svg:y="22.688cm" svg:viewBox="0 0 735 586" svg:d="M442 0c1 1 4 5 9 9 4 3 9 7 16 12 7 4 17 10 26 16 10 5 21 10 32 15 11 4 23 8 33 12s18 8 28 13c10 6 20 14 30 21s21 13 30 20c10 7 18 14 26 22 7 7 13 14 18 23s8 19 12 29c4 9 8 18 11 26 4 9 7 18 9 26 3 9 5 17 6 25 2 9 3 17 4 26s2 20 2 30c1 10 1 21 1 32 0 10 0 21 0 31 0 11 0 21 0 31-1 11 1 21-1 31-2 9-5 20-9 28-5 9-11 17-17 23-7 7-15 12-22 17-8 4-16 7-26 10s-21 3-32 6c-11 2-23 7-34 11s-23 8-34 12-21 7-33 10c-11 4-23 6-35 8-13 3-27 4-40 6-13 1-26 2-40 3-13 1-28 1-41 1-14 1-27 1-41 1-14-1-28-3-42-5-13-3-26-7-39-11-14-4-28-8-42-12-13-5-27-9-39-16-12-6-21-15-31-23-12-8-23-16-33-23s-21-13-30-19c-10-7-17-13-25-19-8-5-16-10-23-15-6-5-13-9-17-15s-6-15-7-23c-2-8-2-17-1-26 1-8 3-15 7-23 3-8 7-16 13-23 7-7 16-12 25-18 8-7 16-16 25-23 8-7 17-13 26-20s17-14 26-20c11-7 22-15 32-22 11-7 22-12 33-18 11-7 21-16 33-23 11-7 23-14 35-21s25-15 36-21c12-7 23-13 35-18 11-5 24-9 36-13 12-3 25-6 36-8s25-4 30-4">
          <text:p/>
        </draw:path>
        <draw:frame draw:style-name="gr3" draw:text-style-name="P2" draw:layer="layout" svg:width="20.989cm" svg:height="27.957cm" svg:x="0cm" svg:y="0.432cm">
          <draw:image xlink:href="Pictures/100000000000079400000A18E4D9D2F8.jpg" xlink:type="simple" xlink:show="embed" xlink:actuate="onLoad" draw:mime-type="image/jpeg">
            <text:p/>
          </draw:image>
        </draw:frame>
        <draw:custom-shape draw:style-name="gr4" draw:text-style-name="P3" draw:layer="layout" svg:width="1.182cm" svg:height="3.434cm" svg:x="1.239cm" svg:y="2.59cm">
          <text:p/>
          <draw:enhanced-geometry svg:viewBox="0 0 21600 21600" draw:type="rectangle" draw:enhanced-path="M 0 0 L 21600 0 21600 21600 0 21600 0 0 Z N"/>
        </draw:custom-shape>
        <draw:custom-shape draw:style-name="gr5" draw:text-style-name="P3" draw:layer="layout" svg:width="1.126cm" svg:height="4.673cm" svg:x="1.351cm" svg:y="7.656cm">
          <text:p/>
          <draw:enhanced-geometry svg:viewBox="0 0 21600 21600" draw:type="rectangle" draw:enhanced-path="M 0 0 L 21600 0 21600 21600 0 21600 0 0 Z N"/>
        </draw:custom-shape>
        <draw:custom-shape draw:style-name="gr6" draw:text-style-name="P3" draw:layer="layout" svg:width="1.069cm" svg:height="4.448cm" svg:x="1.183cm" svg:y="14.411cm">
          <text:p/>
          <draw:enhanced-geometry svg:viewBox="0 0 21600 21600" draw:type="rectangle" draw:enhanced-path="M 0 0 L 21600 0 21600 21600 0 21600 0 0 Z N"/>
        </draw:custom-shape>
        <draw:custom-shape draw:style-name="gr7" draw:text-style-name="P3" draw:layer="layout" svg:width="1.182cm" svg:height="3.209cm" svg:x="1.295cm" svg:y="20.266cm">
          <text:p/>
          <draw:enhanced-geometry svg:viewBox="0 0 21600 21600" draw:type="rectangle" draw:enhanced-path="M 0 0 L 21600 0 21600 21600 0 21600 0 0 Z N"/>
        </draw:custom-shape>
      </draw:page>
      <draw:page draw:name="page2" draw:style-name="dp1" draw:master-page-name="master-page11">
        <draw:frame draw:style-name="gr1" draw:text-style-name="P1" draw:layer="layout" svg:width="3.633cm" svg:height="0.317cm" svg:x="13.582cm" svg:y="29.034cm">
          <draw:image xlink:href="Pictures/10000000000002D500000045CE196A28.jpg" xlink:type="simple" xlink:show="embed" xlink:actuate="onLoad" draw:mime-type="image/jpeg">
            <text:p/>
          </draw:image>
        </draw:frame>
        <draw:frame draw:style-name="gr1" draw:text-style-name="P1" draw:layer="layout" svg:width="20.989cm" svg:height="28.618cm" svg:x="0cm" svg:y="0.101cm">
          <draw:image xlink:href="Pictures/10000000000007C800000A9C33C56371.jpg" xlink:type="simple" xlink:show="embed" xlink:actuate="onLoad" draw:mime-type="image/jpeg">
            <text:p/>
          </draw:image>
        </draw:frame>
        <draw:path draw:style-name="gr2" draw:text-style-name="P1" draw:layer="layout" svg:width="0.486cm" svg:height="0.66cm" svg:x="1.454cm" svg:y="17.263cm" svg:viewBox="0 0 487 661" svg:d="M134 24c0-1 2-3 4-4 3-2 6-4 11-6 4-2 9-4 16-6s16-3 25-5c9-1 19-4 30-3s25 4 38 7c12 3 25 6 37 11 13 4 24 9 37 15 12 6 26 14 39 20 12 6 26 11 37 18 12 7 22 16 31 24s16 18 22 27 11 19 14 28c4 10 6 19 8 29s3 23 3 34c1 11 1 23 0 34 0 11 0 22-1 33 0 12 1 25-1 37s-6 24-11 36c-5 11-12 22-18 34s-11 25-18 37-16 24-25 36c-9 11-19 22-28 34s-17 25-25 36c-8 12-15 22-23 32-8 9-16 19-24 28s-16 18-24 26c-8 7-16 14-24 20-9 6-17 11-27 15-8 4-16 7-25 9-10 1-21 1-31 0-10-2-19-6-28-9-9-4-18-7-26-12s-14-11-21-16-14-9-19-15c-6-5-11-10-15-16-5-6-7-13-11-20-4-6-10-14-15-21-5-8-11-16-16-24-4-8-9-16-12-25-4-9-7-17-9-26-3-10-5-21-6-31-2-11-4-22-3-33s4-22 7-33c4-11 7-22 12-31 6-10 14-18 21-26s15-15 22-23 12-17 19-26c6-9 12-20 18-29 5-8 12-20 15-24">
          <text:p/>
        </draw:path>
        <draw:path draw:style-name="gr2" draw:text-style-name="P1" draw:layer="layout" svg:width="0.704cm" svg:height="0.589cm" svg:x="1.581cm" svg:y="22.342cm" svg:viewBox="0 0 705 590" svg:d="M246 28c1-1 2-3 4-4 3-2 6-4 11-6 4-2 10-4 16-6s13-3 21-5c7-1 16-2 24-3s16-2 26-2c10-1 21-1 32-1s21 0 33-1c12 0 25 0 38 0 14 0 28-1 43 1 15 1 31 5 46 9 16 3 31 8 46 12 14 4 29 7 41 12 12 4 23 8 32 14 9 5 17 10 23 17 6 6 10 13 13 20 4 7 6 14 7 23 2 9 2 19 3 29 0 11 0 22-1 33 0 10 1 21-1 32-2 12-6 24-11 36s-12 24-19 37c-6 12-12 28-18 40-7 12-13 23-21 34s-18 23-26 35c-9 11-17 23-26 33-8 10-16 19-25 27-8 9-16 16-25 25-8 8-16 18-25 27-8 8-17 16-25 24s-14 16-22 23c-7 7-16 14-24 19-9 5-18 10-27 13-9 4-17 6-27 9-10 2-22 3-33 4s-22 1-33 2c-12 0-23 0-34 0s-20-1-31-1c-12 0-24-1-35-1-12 0-24-1-35-1-12 0-23-1-34-1-12 0-24 0-36-1-12 0-25 2-36 0-11-1-21-5-29-9-9-4-16-10-22-17-6-6-10-14-13-22-4-7-6-15-8-25-2-9-4-21-3-32s4-22 9-34c4-12 9-25 17-38s18-26 28-39c10-12 21-24 33-36 12-13 26-26 39-40 13-12 26-24 39-37s26-27 39-39c13-13 27-26 40-39 13-12 25-24 38-35 13-12 27-23 40-33 12-10 28-22 34-26">
          <text:p/>
        </draw:path>
        <draw:custom-shape draw:style-name="gr8" draw:text-style-name="P3" draw:layer="layout" svg:width="1.352cm" svg:height="2.871cm" svg:x="0.788cm" svg:y="16.832cm">
          <text:p/>
          <draw:enhanced-geometry svg:viewBox="0 0 21600 21600" draw:type="rectangle" draw:enhanced-path="M 0 0 L 21600 0 21600 21600 0 21600 0 0 Z N"/>
        </draw:custom-shape>
        <draw:custom-shape draw:style-name="gr9" draw:text-style-name="P3" draw:layer="layout" svg:width="1.295cm" svg:height="2.871cm" svg:x="0.901cm" svg:y="20.885cm">
          <text:p/>
          <draw:enhanced-geometry svg:viewBox="0 0 21600 21600" draw:type="rectangle" draw:enhanced-path="M 0 0 L 21600 0 21600 21600 0 21600 0 0 Z N"/>
        </draw:custom-shape>
      </draw:page>
      <draw:page draw:name="page3" draw:style-name="dp1" draw:master-page-name="master-page14">
        <draw:frame draw:style-name="gr1" draw:text-style-name="P1" draw:layer="layout" svg:width="3.633cm" svg:height="0.317cm" svg:x="13.582cm" svg:y="29.034cm">
          <draw:image xlink:href="Pictures/10000000000002D500000045CE196A28.jpg" xlink:type="simple" xlink:show="embed" xlink:actuate="onLoad" draw:mime-type="image/jpeg">
            <text:p/>
          </draw:image>
        </draw:frame>
        <draw:frame draw:style-name="gr1" draw:text-style-name="P1" draw:layer="layout" svg:width="20.718cm" svg:height="28.821cm" svg:x="0.135cm" svg:y="0cm">
          <draw:image xlink:href="Pictures/100000000000086400000BAC4BA6FFC1.jpg" xlink:type="simple" xlink:show="embed" xlink:actuate="onLoad" draw:mime-type="image/jpeg">
            <text:p/>
          </draw:image>
        </draw:frame>
      </draw:page>
      <draw:page draw:name="page4" draw:style-name="dp1" draw:master-page-name="master-page17">
        <draw:frame draw:style-name="gr1" draw:text-style-name="P1" draw:layer="layout" svg:width="3.633cm" svg:height="0.317cm" svg:x="13.582cm" svg:y="29.034cm">
          <draw:image xlink:href="Pictures/10000000000002D500000045CE196A28.jpg" xlink:type="simple" xlink:show="embed" xlink:actuate="onLoad" draw:mime-type="image/jpeg">
            <text:p/>
          </draw:image>
        </draw:frame>
        <draw:frame draw:style-name="gr1" draw:text-style-name="P1" draw:layer="layout" svg:width="20.558cm" svg:height="28.821cm" svg:x="0.216cm" svg:y="0cm">
          <draw:image xlink:href="Pictures/100000000000082000000B64256F2325.jpg" xlink:type="simple" xlink:show="embed" xlink:actuate="onLoad" draw:mime-type="image/jpeg">
            <text:p/>
          </draw:image>
        </draw:frame>
        <draw:path draw:style-name="gr2" draw:text-style-name="P1" draw:layer="layout" svg:width="0.428cm" svg:height="0.531cm" svg:x="2.459cm" svg:y="11.309cm" svg:viewBox="0 0 429 532" svg:d="M135 20c1 0 5 1 9 0 3 0 7-2 11-4 5-2 10-4 16-6s12-4 20-6 18-4 27-4c10-1 21 0 31 1 11 1 22 2 32 4s19 5 27 9 16 9 21 15c6 5 9 13 13 19s9 11 12 19c4 7 7 15 9 23 3 9 5 19 7 29 2 9 1 18 4 28 2 10 7 19 11 29s8 22 12 33 8 23 12 34c3 12 6 23 8 34 3 11 5 20 6 31 2 12 3 24 4 35 1 12 2 23 2 35-1 11-2 21-4 33-3 11-6 25-11 36s-10 22-17 31-16 17-25 23c-10 7-21 12-31 16s-22 7-33 9-21 3-32 4c-12 1-24 1-36 1-12 1-25 1-36 0-10-1-21-3-29-6-9-3-15-8-22-12s-13-8-19-13c-5-6-8-13-13-21-6-7-12-16-18-25-6-8-12-18-17-27-6-10-9-20-14-29s-10-16-14-24c-5-8-9-15-12-23-4-8-6-18-9-27-4-8-7-16-11-24-3-8-6-16-9-24s-5-15-7-23-4-15-5-24-2-20-3-30-3-21-1-31c1-11 5-21 8-32 4-11 8-24 12-36 5-11 11-22 17-31 5-9 13-20 15-24">
          <text:p/>
        </draw:path>
        <draw:path draw:style-name="gr2" draw:text-style-name="P1" draw:layer="layout" svg:width="0.588cm" svg:height="0.605cm" svg:x="2.457cm" svg:y="13.21cm" svg:viewBox="0 0 589 606" svg:d="M163 0c1 0 1 0 4 0 4 0 9 0 15 0 8 0 16 0 24 0s17-1 26 0 18 3 29 5c10 1 22 4 34 6 11 1 24 2 35 5s20 9 30 14c9 5 19 10 26 15 8 6 14 12 21 18 6 6 13 11 18 16 6 6 9 12 15 17 5 6 12 10 18 15 7 5 12 11 18 16 6 4 13 8 19 13s12 12 16 19c5 7 8 15 12 23 4 7 9 14 13 21 3 7 6 14 10 21 4 6 9 11 12 17 4 7 8 14 12 22 3 8 6 16 8 25 3 8 4 17 6 26s3 18 4 28c0 9 2 19 1 27 0 9-2 16-4 23-1 8-3 16-6 23-3 6-5 10-10 16-6 7-13 15-21 21-7 7-17 13-25 19-9 7-17 14-25 20s-15 11-24 17c-9 5-19 11-29 16s-20 10-30 14c-11 4-21 8-31 10-11 3-20 5-31 7-10 2-22 3-34 4-11 0-22-1-34 1s-25 6-38 9c-12 4-25 8-37 12s-25 7-37 11c-11 3-21 6-33 8-11 2-24 6-35 6s-21-1-30-5-16-12-23-19c-7-8-14-18-19-28-6-9-11-20-15-31-4-10-7-21-10-32-2-11-4-21-5-32s-2-24-3-35c0-12 0-25 0-37 0-11 0-23 0-34s1-21 1-32 1-23 1-35c0-11 1-23 1-34s0-22 1-33c0-12-2-25 0-36s6-21 9-31c4-10 8-19 12-28 5-8 10-14 16-21s12-14 20-19c8-6 17-11 27-15s21-8 31-10c10-3 23-5 27-6">
          <text:p/>
        </draw:path>
        <draw:path draw:style-name="gr2" draw:text-style-name="P1" draw:layer="layout" svg:width="0.552cm" svg:height="0.481cm" svg:x="2.402cm" svg:y="18.584cm" svg:viewBox="0 0 553 482" svg:d="M351 0c1 0 2 0 5 0 2 0 5-1 10 0 6 2 13 6 21 9 8 4 17 8 27 12 10 5 23 10 34 16s23 13 32 20c10 7 18 15 26 23 8 7 16 12 22 20 7 8 14 17 18 25s6 14 7 22c0 9-1 18-4 27-3 10-8 19-13 29s-9 19-15 30c-7 10-15 22-23 33-9 12-17 23-28 35-10 12-22 26-34 38-11 12-24 23-36 34-11 11-21 22-30 31-10 8-19 16-28 23-9 6-18 11-26 15-7 5-13 10-20 14s-15 8-23 11-17 5-26 7c-8 2-17 3-26 4s-17 2-27 2c-10 1-21 2-32 1-11-2-22-6-33-9-11-4-22-8-33-13s-23-10-32-17c-10-6-19-13-26-20s-13-15-18-23-9-16-11-26c-3-10-5-20-7-31-1-11-2-22-2-33s0-22 0-33c0-12 0-24 1-36 0-13 1-25 1-37 1-12 1-23 2-34 0-12 0-26 1-37 1-12 1-23 5-32s11-17 20-24 21-12 33-16 26-7 39-9 26-3 39-4c14-1 28-1 42-1s28 1 40 1c13-1 23-2 33-3 11-2 20-3 29-5 8-1 17-3 20-4">
          <text:p/>
        </draw:path>
        <draw:path draw:style-name="gr2" draw:text-style-name="P1" draw:layer="layout" svg:width="0.718cm" svg:height="0.725cm" svg:x="2.408cm" svg:y="20.513cm" svg:viewBox="0 0 719 726" svg:d="M0 296c0-1 0-2 0-4 0-3 0-6 0-11 0-4 0-10 0-16s0-13 0-21c0-7-1-16 0-24s3-14 5-22c1-7 2-13 6-21 3-8 8-18 14-26 6-9 14-17 21-25 8-9 16-17 26-25 9-7 21-14 33-19 11-6 23-9 34-14s22-12 34-18 25-12 38-17c12-5 25-9 37-13s24-7 35-10c11-2 21-4 33-5 11-2 23-3 34-3 12-1 24-1 35-2 11 0 22 0 33 0 11 1 20 1 31 1s23 1 34 1 24 0 34 1c11 1 20 3 28 5 9 2 18 3 26 6 7 3 12 6 19 11 7 4 15 9 22 15s13 11 20 19c6 8 13 18 19 28 6 9 12 20 17 31 4 11 7 23 11 33s9 18 13 27c3 10 7 20 10 29 3 10 5 20 7 30s4 19 5 29c1 11 2 22 3 34 1 11 1 22 1 34 0 11 0 22 0 33s0 21 0 31c0 11 1 20 0 30-2 11-6 22-10 33s-10 23-17 34c-6 11-15 21-22 32s-13 24-21 36c-8 11-17 23-26 35s-18 26-29 38c-10 12-22 24-34 34-11 10-23 18-35 25s-23 12-35 17c-11 4-21 7-32 9-12 3-24 5-36 5-11 0-23-2-35-3-11-2-23-4-33-7s-20-7-27-12c-8-4-13-11-19-16-7-6-15-10-21-17-7-6-13-14-19-22-5-8-10-17-14-26-4-10-7-18-9-29-2-10-4-21-5-33-2-11-2-23-3-34-1-12-1-23-1-34 0-12 0-22 1-33 0-11 0-23 0-35 1-12 1-24 1-35 1-11 1-22 1-33 0-12 1-24 1-36s0-25 0-36 0-25 0-30">
          <text:p/>
        </draw:path>
        <draw:custom-shape draw:style-name="gr10" draw:text-style-name="P3" draw:layer="layout" svg:width="0.901cm" svg:height="3.828cm" svg:x="2.083cm" svg:y="8.332cm">
          <text:p/>
          <draw:enhanced-geometry svg:viewBox="0 0 21600 21600" draw:type="rectangle" draw:enhanced-path="M 0 0 L 21600 0 21600 21600 0 21600 0 0 Z N"/>
        </draw:custom-shape>
        <draw:custom-shape draw:style-name="gr11" draw:text-style-name="P3" draw:layer="layout" svg:width="0.844cm" svg:height="2.477cm" svg:x="2.196cm" svg:y="12.779cm">
          <text:p/>
          <draw:enhanced-geometry svg:viewBox="0 0 21600 21600" draw:type="rectangle" draw:enhanced-path="M 0 0 L 21600 0 21600 21600 0 21600 0 0 Z N"/>
        </draw:custom-shape>
        <draw:custom-shape draw:style-name="gr12" draw:text-style-name="P3" draw:layer="layout" svg:width="1.126cm" svg:height="2.533cm" svg:x="1.914cm" svg:y="16.663cm">
          <text:p/>
          <draw:enhanced-geometry svg:viewBox="0 0 21600 21600" draw:type="rectangle" draw:enhanced-path="M 0 0 L 21600 0 21600 21600 0 21600 0 0 Z N"/>
        </draw:custom-shape>
        <draw:custom-shape draw:style-name="gr13" draw:text-style-name="P3" draw:layer="layout" svg:width="1.069cm" svg:height="4.053cm" svg:x="2.14cm" svg:y="20.21cm">
          <text:p/>
          <draw:enhanced-geometry svg:viewBox="0 0 21600 21600" draw:type="rectangle" draw:enhanced-path="M 0 0 L 21600 0 21600 21600 0 21600 0 0 Z N"/>
        </draw:custom-shape>
      </draw:page>
      <draw:page draw:name="page5" draw:style-name="dp1" draw:master-page-name="master-page20">
        <draw:frame draw:style-name="gr1" draw:text-style-name="P1" draw:layer="layout" svg:width="3.633cm" svg:height="0.317cm" svg:x="13.582cm" svg:y="29.034cm">
          <draw:image xlink:href="Pictures/10000000000002D500000045CE196A28.jpg" xlink:type="simple" xlink:show="embed" xlink:actuate="onLoad" draw:mime-type="image/jpeg">
            <text:p/>
          </draw:image>
        </draw:frame>
        <draw:frame draw:style-name="gr1" draw:text-style-name="P1" draw:layer="layout" svg:width="20.477cm" svg:height="28.821cm" svg:x="0.256cm" svg:y="0cm">
          <draw:image xlink:href="Pictures/100000000000085C00000BC4F8E3FF40.jpg" xlink:type="simple" xlink:show="embed" xlink:actuate="onLoad" draw:mime-type="image/jpeg">
            <text:p/>
          </draw:image>
        </draw:frame>
        <draw:path draw:style-name="gr2" draw:text-style-name="P1" draw:layer="layout" svg:width="0.536cm" svg:height="0.69cm" svg:x="2.272cm" svg:y="3.441cm" svg:viewBox="0 0 537 691" svg:d="M296 0c0 1-1 3 0 5 2 1 5 4 9 6s10 3 17 5c6 3 14 6 21 9 8 4 15 9 21 14 7 6 12 12 17 18 6 6 12 11 17 18s8 15 13 23c5 7 13 14 19 22 6 7 12 14 18 22 5 7 10 14 15 23 4 8 6 19 10 28 5 9 11 18 16 27 5 8 11 17 15 25 5 9 10 17 13 25 4 9 7 17 10 25 2 9 4 16 6 26 1 9 2 20 3 30 1 11 1 22 1 33s0 21 0 32 0 23 0 35-1 24-1 36 0 23 0 34c-1 11 0 23-1 33-1 9-2 18-5 25-2 8-6 12-11 18-4 7-10 14-16 21-6 6-13 12-21 17-8 6-18 10-28 14-11 4-22 6-32 9-11 3-22 7-33 10-12 3-25 6-37 9-12 2-24 4-37 6s-26 3-40 4c-13 2-26 2-38 3-13 1-24 1-37 1-12 0-25 0-38 0-12 0-25 0-37 0s-24 1-35 0c-10-2-19-5-27-10-8-4-13-11-19-16-6-6-12-12-17-18-4-6-9-13-12-20s-6-13-8-21c-2-9-3-19-4-29-2-9-2-20-2-31-1-10-1-21-1-31 0-11 0-20 0-31 1-11 1-23 1-35 1-12 1-23 1-35s1-25 1-38 0-27 0-39c1-12 0-23 1-36 1-12 3-25 4-37 2-12 3-25 6-37 4-12 9-22 15-34s13-25 21-37c9-12 19-25 30-35 10-11 22-21 33-30 12-8 22-15 35-21 12-6 26-10 38-13 13-4 26-7 38-8 11-1 21 1 31 2 9 1 18 3 27 5 8 2 17 5 25 7 7 2 16 5 19 6">
          <text:p/>
        </draw:path>
        <draw:custom-shape draw:style-name="gr14" draw:text-style-name="P3" draw:layer="layout" svg:width="1.182cm" svg:height="2.871cm" svg:x="1.802cm" svg:y="3.096cm">
          <text:p/>
          <draw:enhanced-geometry svg:viewBox="0 0 21600 21600" draw:type="rectangle" draw:enhanced-path="M 0 0 L 21600 0 21600 21600 0 21600 0 0 Z N"/>
        </draw:custom-shape>
      </draw:page>
      <draw:page draw:name="page6" draw:style-name="dp1" draw:master-page-name="master-page23">
        <draw:frame draw:style-name="gr1" draw:text-style-name="P1" draw:layer="layout" svg:width="3.633cm" svg:height="0.317cm" svg:x="13.582cm" svg:y="29.034cm">
          <draw:image xlink:href="Pictures/10000000000002D500000045CE196A28.jpg" xlink:type="simple" xlink:show="embed" xlink:actuate="onLoad" draw:mime-type="image/jpeg">
            <text:p/>
          </draw:image>
        </draw:frame>
        <draw:frame draw:style-name="gr1" draw:text-style-name="P1" draw:layer="layout" svg:width="19.531cm" svg:height="28.821cm" svg:x="0.729cm" svg:y="0cm">
          <draw:image xlink:href="Pictures/100000000000085800000C500EDFCD10.jpg" xlink:type="simple" xlink:show="embed" xlink:actuate="onLoad" draw:mime-type="image/jpeg">
            <text:p/>
          </draw:image>
        </draw:frame>
        <draw:path draw:style-name="gr2" draw:text-style-name="P1" draw:layer="layout" svg:width="0.482cm" svg:height="0.666cm" svg:x="2.802cm" svg:y="10.536cm" svg:viewBox="0 0 483 667" svg:d="M215 0c1 0 2 0 5 0 2 0 5 0 10 0s14-1 21 0 14 2 22 5c8 2 16 5 24 10s16 13 25 21c10 8 21 17 31 27 10 9 20 19 28 29 8 11 15 22 22 31 7 10 14 18 20 26 5 8 10 15 15 24 4 8 7 18 10 27 3 10 4 20 6 29 3 10 6 20 8 30s5 19 7 29c2 11 4 22 5 34 2 11 3 22 4 34 1 11 2 21 3 33 0 11 0 24 1 36 0 13 0 25 0 36 0 12 2 24 0 35-1 10-6 19-9 27-4 9-8 17-12 24-5 7-11 13-17 18-6 6-13 11-20 17-6 6-12 12-18 18-6 5-13 10-19 15s-10 11-16 16c-6 4-13 9-21 13-7 4-16 7-24 10-10 3-18 5-27 6-9 2-18 3-28 4s-21 1-32 2c-11 0-23 1-34 0s-22-3-33-5-21-4-32-6c-10-3-20-5-30-7s-20-3-29-5c-8-2-16-5-23-8-6-4-11-9-16-13s-11-8-15-13-8-9-11-15c-4-7-6-15-8-23s-4-18-5-27c-1-10-2-20-2-30-1-10-1-20-1-30s0-19 0-29 1-21 1-30c0-10 0-19 1-28 0-10 0-19 0-28s1-17 1-27c0-9 0-20 0-31 0-10-1-22 0-32 2-10 6-19 9-28 4-9 8-16 12-25 5-9 10-19 16-28s14-17 20-25c6-9 12-17 18-24 6-8 12-14 19-20 7-5 16-9 25-13 9-5 19-8 28-13 10-6 19-13 30-20 11-6 23-13 34-19s26-13 31-16">
          <text:p/>
        </draw:path>
        <draw:path draw:style-name="gr2" draw:text-style-name="P1" draw:layer="layout" svg:width="0.751cm" svg:height="0.746cm" svg:x="2.959cm" svg:y="13.077cm" svg:viewBox="0 0 752 747" svg:d="M217 0c1 0 1 0 4 0 4 0 9-1 15 0 7 0 14 2 22 4 9 2 17 4 27 6s22 4 33 6c12 2 24 3 36 4 11 2 24 1 34 4 11 2 20 7 29 11 10 4 19 8 27 13 7 5 12 11 19 16s15 10 22 15c7 6 13 12 19 17 7 5 13 9 20 14s13 11 21 16 17 8 27 13c9 5 20 12 29 19 10 7 18 16 26 23 9 7 18 14 25 21s12 13 19 21 16 18 23 27 14 19 20 29 12 20 16 30c5 11 8 23 11 35 3 11 5 23 6 35 2 12 3 22 4 34 0 12 0 25 1 37 0 12 1 24-1 36-1 13-5 26-9 39-5 13-10 27-18 38-7 12-17 21-27 32-10 10-21 21-32 31-11 11-22 22-34 31s-25 17-37 25c-13 8-25 16-38 23-13 6-27 12-40 17-14 6-26 10-40 13-13 3-27 5-41 7-13 2-28 3-40 4-13 1-25 1-37 1-11 0-22 0-33 0-11-1-23-1-35-1-12-1-23-1-35-1-11-1-21 0-32-1-12-1-24-2-36-6-11-3-23-9-35-16s-26-15-38-23-23-16-33-26-17-22-25-34c-8-11-15-23-21-35s-11-23-16-35c-4-12-7-25-10-38-3-12-4-25-6-37-1-12-2-24-2-35-1-11-1-21-1-33 0-11 0-22 1-35 0-12-1-26 1-39 2-12 6-22 10-34s8-25 13-35c5-11 11-21 16-30 6-10 11-19 16-27 5-7 10-13 17-20 7-6 15-13 24-18 8-5 18-10 27-14 10-4 20-7 30-10 10-2 19-4 29-6 11-1 24-2 34-2 11-1 26-1 31-1">
          <text:p/>
        </draw:path>
        <draw:custom-shape draw:style-name="gr15" draw:text-style-name="P3" draw:layer="layout" svg:width="1.07cm" svg:height="3.49cm" svg:x="2.252cm" svg:y="8.388cm">
          <text:p/>
          <draw:enhanced-geometry svg:viewBox="0 0 21600 21600" draw:type="rectangle" draw:enhanced-path="M 0 0 L 21600 0 21600 21600 0 21600 0 0 Z N"/>
        </draw:custom-shape>
        <draw:custom-shape draw:style-name="gr16" draw:text-style-name="P3" draw:layer="layout" svg:width="1.07cm" svg:height="2.984cm" svg:x="2.646cm" svg:y="12.835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20"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17"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14"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1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11-25T17:31:49.333253256</dc:date>
    <meta:editing-duration>PT5M59S</meta:editing-duration>
    <meta:editing-cycles>1</meta:editing-cycles>
    <meta:document-statistic meta:object-count="38"/>
    <meta:generator>LibreOffice/24.2.6.2$Linux_X86_64 LibreOffice_project/420$Build-2</meta:generator>
  </office:meta>
</office:document-meta>
</file>